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9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38" table:style-name="ta1">
        <table:shapes>
          <draw:frame draw:z-index="0" draw:style-name="gr1" draw:text-style-name="P1" svg:width="159.99mm" svg:height="89.99mm" svg:x="133.1mm" svg:y="1mm">
            <loext:p draw:notify-on-update-of-ranges="test138.B1:test138.B1 test138.B2:test138.B26 test138.C1:test138.C1 test138.C2:test138.C26 test138.D1:test138.D1 test138.D2:test138.D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2.72mm" svg:y="99.35mm">
            <loext:p draw:notify-on-update-of-ranges="test138.B2:test138.B26 test138.G1:test138.G1 test138.G2:test138.G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12.97mm" svg:y="0.01mm">
            <loext:p draw:notify-on-update-of-ranges="test138.B2:test138.B26 test138.F1:test138.F1 test138.F2:test138.F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1:46</text:p>
          </table:table-cell>
          <table:table-cell office:value-type="float" office:value="31.064345" calcext:value-type="float">
            <text:p>31.064345</text:p>
          </table:table-cell>
          <table:table-cell office:value-type="float" office:value="9.089538" calcext:value-type="float">
            <text:p>9.089538</text:p>
          </table:table-cell>
          <table:table-cell office:value-type="float" office:value="0" calcext:value-type="float">
            <text:p>0</text:p>
          </table:table-cell>
          <table:table-cell office:value-type="float" office:value="2786602" calcext:value-type="float">
            <text:p>278660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1:47</text:p>
          </table:table-cell>
          <table:table-cell office:value-type="float" office:value="39.899806" calcext:value-type="float">
            <text:p>39.899806</text:p>
          </table:table-cell>
          <table:table-cell office:value-type="float" office:value="3.655206" calcext:value-type="float">
            <text:p>3.655206</text:p>
          </table:table-cell>
          <table:table-cell office:value-type="float" office:value="0" calcext:value-type="float">
            <text:p>0</text:p>
          </table:table-cell>
          <table:table-cell office:value-type="float" office:value="691621" calcext:value-type="float">
            <text:p>69162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1:48</text:p>
          </table:table-cell>
          <table:table-cell office:value-type="float" office:value="50.316701" calcext:value-type="float">
            <text:p>50.316701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1:49</text:p>
          </table:table-cell>
          <table:table-cell office:value-type="float" office:value="50.300324" calcext:value-type="float">
            <text:p>50.300324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1:50</text:p>
          </table:table-cell>
          <table:table-cell office:value-type="float" office:value="50.27101" calcext:value-type="float">
            <text:p>50.2710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1:51</text:p>
          </table:table-cell>
          <table:table-cell office:value-type="float" office:value="50.318791" calcext:value-type="float">
            <text:p>50.318791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1:52</text:p>
          </table:table-cell>
          <table:table-cell office:value-type="float" office:value="50.313318" calcext:value-type="float">
            <text:p>50.313318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1:53</text:p>
          </table:table-cell>
          <table:table-cell office:value-type="float" office:value="50.278141" calcext:value-type="float">
            <text:p>50.278141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1:54</text:p>
          </table:table-cell>
          <table:table-cell office:value-type="float" office:value="50.258197" calcext:value-type="float">
            <text:p>50.258197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1:55</text:p>
          </table:table-cell>
          <table:table-cell office:value-type="float" office:value="50.253042" calcext:value-type="float">
            <text:p>50.253042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1:56</text:p>
          </table:table-cell>
          <table:table-cell office:value-type="float" office:value="51.251857" calcext:value-type="float">
            <text:p>51.251857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00</text:p>
          </table:table-cell>
          <table:table-cell office:value-type="float" office:value="40.485564" calcext:value-type="float">
            <text:p>40.485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02</text:p>
          </table:table-cell>
          <table:table-cell office:value-type="float" office:value="62.076443" calcext:value-type="float">
            <text:p>62.076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03</text:p>
          </table:table-cell>
          <table:table-cell office:value-type="float" office:value="57.360795" calcext:value-type="float">
            <text:p>57.3607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04</text:p>
          </table:table-cell>
          <table:table-cell office:value-type="float" office:value="39.369165" calcext:value-type="float">
            <text:p>39.369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05</text:p>
          </table:table-cell>
          <table:table-cell office:value-type="float" office:value="56.385218" calcext:value-type="float">
            <text:p>56.385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07</text:p>
          </table:table-cell>
          <table:table-cell office:value-type="float" office:value="56.343969" calcext:value-type="float">
            <text:p>56.3439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09</text:p>
          </table:table-cell>
          <table:table-cell office:value-type="float" office:value="37.231878" calcext:value-type="float">
            <text:p>37.231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10</text:p>
          </table:table-cell>
          <table:table-cell office:value-type="float" office:value="42.036271" calcext:value-type="float">
            <text:p>42.036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11</text:p>
          </table:table-cell>
          <table:table-cell office:value-type="float" office:value="44.001284" calcext:value-type="float">
            <text:p>44.001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12</text:p>
          </table:table-cell>
          <table:table-cell office:value-type="float" office:value="34.689185" calcext:value-type="float">
            <text:p>34.689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40</text:p>
          </table:table-cell>
          <table:table-cell office:value-type="float" office:value="2.062067" calcext:value-type="float">
            <text:p>2.062067</text:p>
          </table:table-cell>
          <table:table-cell office:value-type="float" office:value="65.321441" calcext:value-type="float">
            <text:p>65.321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41</text:p>
          </table:table-cell>
          <table:table-cell office:value-type="float" office:value="0.140921" calcext:value-type="float">
            <text:p>0.140921</text:p>
          </table:table-cell>
          <table:table-cell office:value-type="float" office:value="80.730594" calcext:value-type="float">
            <text:p>80.730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42</text:p>
          </table:table-cell>
          <table:table-cell office:value-type="float" office:value="2.047129" calcext:value-type="float">
            <text:p>2.047129</text:p>
          </table:table-cell>
          <table:table-cell office:value-type="float" office:value="72.231871" calcext:value-type="float">
            <text:p>72.231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43</text:p>
          </table:table-cell>
          <table:table-cell office:value-type="float" office:value="0.187405" calcext:value-type="float">
            <text:p>0.187405</text:p>
          </table:table-cell>
          <table:table-cell office:value-type="float" office:value="67.674039" calcext:value-type="float">
            <text:p>67.674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08:58:09.545140919</dc:date>
    <meta:editing-duration>PT5M25S</meta:editing-duration>
    <meta:editing-cycles>1</meta:editing-cycles>
    <meta:document-statistic meta:table-count="1" meta:cell-count="182" meta:object-count="3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138.B1:test138.D26" chart:data-source-has-labels="both" svg:x="0.32cm" svg:y="0.18cm" svg:width="13.361cm" svg:height="8.64cm">
          <chartooo:coordinate-region svg:x="1.125cm" svg:y="0.18cm" svg:width="12.556cm" svg:height="7.038cm"/>
          <chart:axis chart:dimension="x" chart:name="primary-x" chart:style-name="ch4" chartooo:axis-type="auto">
            <chartooo:date-scale/>
            <chart:categories table:cell-range-address="test138.B2:test138.B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138.C2:test138.C26" chart:label-cell-address="test138.C1:test138.C1" chart:class="chart:bar">
            <chart:data-point chart:repeated="25"/>
          </chart:series>
          <chart:series chart:style-name="ch8" chart:values-cell-range-address="test138.D2:test138.D26" chart:label-cell-address="test138.D1:test138.D1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138.C1:test138.C1</svg:desc>
                </draw:g>
              </table:table-cell>
              <table:table-cell office:value-type="string">
                <text:p>xfertime</text:p>
                <draw:g>
                  <svg:desc>test138.D1:test138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31:46</text:p>
                <draw:g>
                  <svg:desc>test138.B2:test138.B26</svg:desc>
                </draw:g>
              </table:table-cell>
              <table:table-cell office:value-type="float" office:value="31.064345">
                <text:p>31.064345</text:p>
                <draw:g>
                  <svg:desc>test138.C2:test138.C26</svg:desc>
                </draw:g>
              </table:table-cell>
              <table:table-cell office:value-type="float" office:value="9.089538">
                <text:p>9.089538</text:p>
                <draw:g>
                  <svg:desc>test138.D2:test138.D26</svg:desc>
                </draw:g>
              </table:table-cell>
            </table:table-row>
            <table:table-row>
              <table:table-cell office:value-type="string">
                <text:p>11:31:47</text:p>
              </table:table-cell>
              <table:table-cell office:value-type="float" office:value="39.899806">
                <text:p>39.899806</text:p>
              </table:table-cell>
              <table:table-cell office:value-type="float" office:value="3.655206">
                <text:p>3.655206</text:p>
              </table:table-cell>
            </table:table-row>
            <table:table-row>
              <table:table-cell office:value-type="string">
                <text:p>11:31:48</text:p>
              </table:table-cell>
              <table:table-cell office:value-type="float" office:value="50.316701">
                <text:p>50.316701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11:31:49</text:p>
              </table:table-cell>
              <table:table-cell office:value-type="float" office:value="50.300324">
                <text:p>50.300324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1:31:50</text:p>
              </table:table-cell>
              <table:table-cell office:value-type="float" office:value="50.27101">
                <text:p>50.27101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11:31:51</text:p>
              </table:table-cell>
              <table:table-cell office:value-type="float" office:value="50.318791">
                <text:p>50.318791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11:31:52</text:p>
              </table:table-cell>
              <table:table-cell office:value-type="float" office:value="50.313318">
                <text:p>50.313318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1:31:53</text:p>
              </table:table-cell>
              <table:table-cell office:value-type="float" office:value="50.278141">
                <text:p>50.278141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11:31:54</text:p>
              </table:table-cell>
              <table:table-cell office:value-type="float" office:value="50.258197">
                <text:p>50.258197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1:31:55</text:p>
              </table:table-cell>
              <table:table-cell office:value-type="float" office:value="50.253042">
                <text:p>50.253042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11:31:56</text:p>
              </table:table-cell>
              <table:table-cell office:value-type="float" office:value="51.251857">
                <text:p>51.251857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11:32:00</text:p>
              </table:table-cell>
              <table:table-cell office:value-type="float" office:value="40.485564">
                <text:p>40.485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2</text:p>
              </table:table-cell>
              <table:table-cell office:value-type="float" office:value="62.076443">
                <text:p>62.076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3</text:p>
              </table:table-cell>
              <table:table-cell office:value-type="float" office:value="57.360795">
                <text:p>57.360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4</text:p>
              </table:table-cell>
              <table:table-cell office:value-type="float" office:value="39.369165">
                <text:p>39.369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5</text:p>
              </table:table-cell>
              <table:table-cell office:value-type="float" office:value="56.385218">
                <text:p>56.385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7</text:p>
              </table:table-cell>
              <table:table-cell office:value-type="float" office:value="56.343969">
                <text:p>56.34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9</text:p>
              </table:table-cell>
              <table:table-cell office:value-type="float" office:value="37.231878">
                <text:p>37.23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10</text:p>
              </table:table-cell>
              <table:table-cell office:value-type="float" office:value="42.036271">
                <text:p>42.036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11</text:p>
              </table:table-cell>
              <table:table-cell office:value-type="float" office:value="44.001284">
                <text:p>44.00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12</text:p>
              </table:table-cell>
              <table:table-cell office:value-type="float" office:value="34.689185">
                <text:p>34.689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40</text:p>
              </table:table-cell>
              <table:table-cell office:value-type="float" office:value="2.062067">
                <text:p>2.062067</text:p>
              </table:table-cell>
              <table:table-cell office:value-type="float" office:value="65.321441">
                <text:p>65.321441</text:p>
              </table:table-cell>
            </table:table-row>
            <table:table-row>
              <table:table-cell office:value-type="string">
                <text:p>11:32:41</text:p>
              </table:table-cell>
              <table:table-cell office:value-type="float" office:value="0.140921">
                <text:p>0.140921</text:p>
              </table:table-cell>
              <table:table-cell office:value-type="float" office:value="80.730594">
                <text:p>80.730594</text:p>
              </table:table-cell>
            </table:table-row>
            <table:table-row>
              <table:table-cell office:value-type="string">
                <text:p>11:32:42</text:p>
              </table:table-cell>
              <table:table-cell office:value-type="float" office:value="2.047129">
                <text:p>2.047129</text:p>
              </table:table-cell>
              <table:table-cell office:value-type="float" office:value="72.231871">
                <text:p>72.231871</text:p>
              </table:table-cell>
            </table:table-row>
            <table:table-row>
              <table:table-cell office:value-type="string">
                <text:p>11:32:43</text:p>
              </table:table-cell>
              <table:table-cell office:value-type="float" office:value="0.187405">
                <text:p>0.187405</text:p>
              </table:table-cell>
              <table:table-cell office:value-type="float" office:value="67.674039">
                <text:p>67.674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138.B2:test138.B26 test138.G1:test138.G26" chart:data-source-has-labels="both" svg:x="0.32cm" svg:y="0.18cm" svg:width="12.726cm" svg:height="8.64cm">
          <chartooo:coordinate-region svg:x="1.141cm" svg:y="0.18cm" svg:width="11.905cm" svg:height="7.037cm"/>
          <chart:axis chart:dimension="x" chart:name="primary-x" chart:style-name="ch4" chartooo:axis-type="auto">
            <chartooo:date-scale/>
            <chart:categories table:cell-range-address="test138.B2:test138.B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138.G2:test138.G26" chart:label-cell-address="test138.G1:test138.G1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138.G1:test138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31:46</text:p>
                <draw:g>
                  <svg:desc>test138.B2:test138.B26</svg:desc>
                </draw:g>
              </table:table-cell>
              <table:table-cell office:value-type="float" office:value="56">
                <text:p>56</text:p>
                <draw:g>
                  <svg:desc>test138.G2:test138.G26</svg:desc>
                </draw:g>
              </table:table-cell>
            </table:table-row>
            <table:table-row>
              <table:table-cell office:value-type="string">
                <text:p>11:31:4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:31: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:32: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:32: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32: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32: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32: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32: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32: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:32: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32: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32: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32: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32: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:32: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:32:4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test138.B2:test138.B26 test138.F1:test138.F26" chart:data-source-has-labels="both" svg:x="0.32cm" svg:y="0.18cm" svg:width="13.758cm" svg:height="8.64cm">
          <chartooo:coordinate-region svg:x="1.867cm" svg:y="0.18cm" svg:width="12.211cm" svg:height="7.037cm"/>
          <chart:axis chart:dimension="x" chart:name="primary-x" chart:style-name="ch4" chartooo:axis-type="auto">
            <chartooo:date-scale/>
            <chart:categories table:cell-range-address="test138.B2:test138.B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138.F2:test138.F26" chart:label-cell-address="test138.F1:test138.F1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138.F1:test13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31:46</text:p>
                <draw:g>
                  <svg:desc>test138.B2:test138.B26</svg:desc>
                </draw:g>
              </table:table-cell>
              <table:table-cell office:value-type="float" office:value="2786602">
                <text:p>2786602</text:p>
                <draw:g>
                  <svg:desc>test138.F2:test138.F26</svg:desc>
                </draw:g>
              </table:table-cell>
            </table:table-row>
            <table:table-row>
              <table:table-cell office:value-type="string">
                <text:p>11:31:47</text:p>
              </table:table-cell>
              <table:table-cell office:value-type="float" office:value="691621">
                <text:p>691621</text:p>
              </table:table-cell>
            </table:table-row>
            <table:table-row>
              <table:table-cell office:value-type="string">
                <text:p>11:31:4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:31: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:31: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:31:5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:31: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:31: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:31: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:31:5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:31: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:32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4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